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200.1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A500MPU-Adapte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SMD_Packages:SMD-1206_P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SK YELLOW</text:p>
          </table:table-cell>
          <table:table-cell office:value-type="string" calcext:value-type="string">
            <text:p>SMD_Packages:SMD-1206_P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ADY RED</text:p>
          </table:table-cell>
          <table:table-cell office:value-type="string" calcext:value-type="string">
            <text:p>SMD_Packages:SMD-1206_P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_Headers:Pin_Header_Straight_1x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_Strips:Socket_Strip_Straight_1x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_Headers:Pin_Header_Straight_2x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1206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1206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1206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1206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1206_HandSoldering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500MPU-Adapter'.A1:'A500MPU-Adapter'.D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2:29:01.510967255</dc:date>
    <meta:editing-duration>PT45S</meta:editing-duration>
    <meta:editing-cycles>1</meta:editing-cycles>
    <meta:document-statistic meta:table-count="1" meta:cell-count="43" meta:object-count="0"/>
    <meta:generator>LibreOffice/5.1.6.2$Linux_PowerPC LibreOffice_project/10m0$Build-2</meta:generator>
  </office:meta>
</office:document-meta>
</file>